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2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2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0">
      <style:graphic-properties draw:fill="none" draw:stroke="solid" svg:stroke-width="0.01042in" svg:stroke-color="#000000" draw:marker-end="a639" svg:stroke-opacity="100%" draw:stroke-linejoin="miter" svg:stroke-linecap="butt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5">
      <style:graphic-properties draw:fill="none" draw:stroke="solid" svg:stroke-width="0.01042in" svg:stroke-color="#000000" draw:marker-end="a644" svg:stroke-opacity="100%" draw:stroke-linejoin="miter" svg:stroke-linecap="but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3297in" svg:y="1.13483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331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4" draw:style-name="a643" draw:name="ZoneTexte 6" svg:x="1.32027in" svg:y="0.47891in" svg:width="0.56791in" svg:height="0.16101in">
            <draw:text-box>
              <text:p text:style-name="a642" text:class-names="" text:cond-style-name=""><text:span text:style-name="a641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85" draw:style-name="a645" draw:name="Connecteur droit avec flèche 8">
            <svg:title/>
            <svg:desc/>
          </draw:connector>
        </draw:g>
        <draw:g draw:name="Groupe 18" draw:id="id66">
          <svg:title/>
          <svg:desc/>
          <draw:frame draw:id="id182" draw:style-name="a638" draw:name="ZoneTexte 9" svg:x="1.30621in" svg:y="0.67833in" svg:width="0.54596in" svg:height="0.16101in">
            <draw:text-box>
              <text:p text:style-name="a637" text:class-names="" text:cond-style-name=""><text:span text:style-name="a636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83" draw:style-name="a640" draw:name="Connecteur droit avec flèche 10">
            <svg:title/>
            <svg:desc/>
          </draw:connector>
        </draw:g>
        <draw:connector draw:type="line" svg:x1="2.24704in" svg:y1="1.31884in" draw:start-shape="id67" draw:start-glue-point="1" svg:x2="2.8263in" svg:y2="1.32033in" draw:end-shape="id68" draw:end-glue-point="3" draw:id="id69" draw:style-name="a364" draw:name="Connecteur droit 21">
          <svg:title/>
          <svg:desc/>
        </draw:connector>
        <draw:custom-shape svg:x="2.8263in" svg:y="1.14313in" svg:width="0.68134in" svg:height="0.35441in" draw:id="id68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3995in" svg:y2="1.31521in" draw:end-shape="id70" draw:end-glue-point="3" draw:id="id71" draw:style-name="a368" draw:name="Connecteur droit 24">
          <svg:title/>
          <svg:desc/>
        </draw:connector>
        <draw:frame draw:id="id72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8681in" svg:y="4.38351in" svg:width="0.68134in" svg:height="0.26564in" draw:id="id73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6926in" svg:y="6.88068in" svg:width="0.68134in" svg:height="0.35221in" draw:id="id74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5">
          <svg:title/>
          <svg:desc/>
          <draw:connector draw:type="line" svg:x1="4.21268in" svg:y1="0.25235in" svg:x2="4.61558in" svg:y2="0.25235in" draw:id="id179" draw:style-name="a631" draw:name="Connecteur droit 24">
            <svg:title/>
            <svg:desc/>
          </draw:connector>
          <draw:connector draw:type="line" svg:x1="4.41649in" svg:y1="0.25235in" svg:x2="4.41413in" svg:y2="0.49737in" draw:id="id180" draw:style-name="a632" draw:name="Connecteur droit 24">
            <svg:title/>
            <svg:desc/>
          </draw:connector>
          <draw:frame draw:id="id181" draw:style-name="a635" draw:name="ZoneTexte 32" svg:x="4.62367in" svg:y="0.28548in" svg:width="0.54596in" svg:height="0.16101in">
            <draw:text-box>
              <text:p text:style-name="a634" text:class-names="" text:cond-style-name=""><text:span text:style-name="a633" text:class-names="">: And</text:span></text:p>
            </draw:text-box>
            <svg:title/>
            <svg:desc/>
          </draw:frame>
        </draw:g>
        <draw:g draw:name="Groupe 119" draw:id="id76">
          <svg:title/>
          <svg:desc/>
          <draw:connector draw:type="line" svg:x1="5.16963in" svg:y1="0.22575in" svg:x2="5.53655in" svg:y2="0.22575in" draw:id="id176" draw:style-name="a626" draw:name="Connecteur droit 24">
            <svg:title/>
            <svg:desc/>
          </draw:connector>
          <draw:connector draw:type="line" svg:x1="5.17753in" svg:y1="0.22575in" svg:x2="5.53655in" svg:y2="0.45816in" draw:id="id177" draw:style-name="a627" draw:name="Connecteur droit 24">
            <svg:title/>
            <svg:desc/>
          </draw:connector>
          <draw:frame draw:id="id178" draw:style-name="a630" draw:name="ZoneTexte 33" svg:x="5.59741in" svg:y="0.20031in" svg:width="0.63293in" svg:height="0.36941in">
            <draw:text-box>
              <text:p text:style-name="a629" text:class-names="" text:cond-style-name=""><text:span text:style-name="a628" text:class-names="">: Inclusive Or (one or more possibility)</text:span></text:p>
            </draw:text-box>
            <svg:title/>
            <svg:desc/>
          </draw:frame>
        </draw:g>
        <draw:custom-shape svg:x="4.90497in" svg:y="1.77469in" svg:width="0.68134in" svg:height="0.26564in" draw:id="id77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4399in" svg:y="2.4071in" svg:width="0.68134in" svg:height="0.26564in" draw:id="id78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4399in" svg:y2="2.53992in" draw:end-shape="id78" draw:end-glue-point="3" draw:id="id79" draw:style-name="a384" draw:name="Connecteur droit 24">
          <svg:title/>
          <svg:desc/>
        </draw:connector>
        <draw:connector draw:type="line" svg:x1="2.63656in" svg:y1="1.31665in" svg:x2="2.63333in" svg:y2="10.36309in" draw:id="id80" draw:style-name="a385" draw:name="Connecteur droit 24">
          <svg:title/>
          <svg:desc/>
        </draw:connector>
        <draw:connector draw:type="line" svg:x1="2.62872in" svg:y1="7.05378in" svg:x2="2.86926in" svg:y2="7.05679in" draw:end-shape="id74" draw:end-glue-point="3" draw:id="id81" draw:style-name="a386" draw:name="Connecteur droit 21">
          <svg:title/>
          <svg:desc/>
        </draw:connector>
        <draw:connector draw:type="line" svg:x1="2.63042in" svg:y1="4.51633in" svg:x2="2.8681in" svg:y2="4.51633in" draw:end-shape="id73" draw:end-glue-point="3" draw:id="id82" draw:style-name="a387" draw:name="Connecteur droit 21">
          <svg:title/>
          <svg:desc/>
        </draw:connector>
        <draw:connector draw:type="line" svg:x1="5.58465in" svg:y1="1.31515in" draw:start-shape="id64" draw:start-glue-point="1" svg:x2="5.92992in" svg:y2="1.31132in" draw:end-shape="id83" draw:end-glue-point="3" draw:id="id84" draw:style-name="a388" draw:name="Connecteur droit 24">
          <svg:title/>
          <svg:desc/>
        </draw:connector>
        <draw:custom-shape svg:x="5.92992in" svg:y="1.1785in" svg:width="0.68134in" svg:height="0.26564in" draw:id="id83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5216in" svg:y="1.77385in" svg:width="0.68134in" svg:height="0.26564in" draw:id="id85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631in" svg:y1="1.90751in" draw:start-shape="id77" draw:start-glue-point="1" svg:x2="5.95216in" svg:y2="1.90667in" draw:end-shape="id85" draw:end-glue-point="3" draw:id="id86" draw:style-name="a395" draw:name="Connecteur droit 24">
          <svg:title/>
          <svg:desc/>
        </draw:connector>
        <draw:custom-shape svg:x="4.90497in" svg:y="2.32377in" svg:width="0.84315in" svg:height="0.43897in" draw:id="id87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533in" svg:y1="2.53992in" draw:start-shape="id78" draw:start-glue-point="1" svg:x2="4.90497in" svg:y2="2.54325in" draw:end-shape="id87" draw:end-glue-point="3" draw:id="id88" draw:style-name="a401" draw:name="Connecteur droit 24">
          <svg:title/>
          <svg:desc/>
        </draw:connector>
        <draw:custom-shape svg:x="6.057in" svg:y="3.38371in" svg:width="0.68134in" svg:height="0.26564in" draw:id="id89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74812in" svg:y1="2.54325in" draw:start-shape="id87" draw:start-glue-point="1" svg:x2="6.05081in" svg:y2="2.54325in" draw:id="id90" draw:style-name="a405" draw:name="Connecteur droit 24">
          <svg:title/>
          <svg:desc/>
        </draw:connector>
        <draw:custom-shape svg:x="6.057in" svg:y="3.7038in" svg:width="0.68134in" svg:height="0.26564in" draw:id="id91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1207in" svg:y1="2.54325in" svg:x2="5.81207in" svg:y2="3.8377in" draw:id="id92" draw:style-name="a409" draw:name="Connecteur droit 24">
          <svg:title/>
          <svg:desc/>
        </draw:connector>
        <draw:connector draw:type="line" svg:x1="5.81207in" svg:y1="3.83499in" svg:x2="6.057in" svg:y2="3.83662in" draw:end-shape="id91" draw:end-glue-point="3" draw:id="id93" draw:style-name="a410" draw:name="Connecteur droit 24">
          <svg:title/>
          <svg:desc/>
        </draw:connector>
        <draw:custom-shape svg:x="6.06644in" svg:y="8.64505in" svg:width="0.68134in" svg:height="0.26564in" draw:id="id94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6.06644in" svg:y2="8.77787in" draw:end-shape="id94" draw:end-glue-point="3" draw:id="id96" draw:style-name="a414" draw:name="Connecteur droit 24">
          <svg:title/>
          <svg:desc/>
        </draw:connector>
        <draw:frame draw:id="id97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8" draw:style-name="a418" draw:name="Connecteur droit 24">
          <svg:title/>
          <svg:desc/>
        </draw:connector>
        <draw:connector draw:type="line" svg:x1="6.33915in" svg:y1="0.23567in" svg:x2="6.73338in" svg:y2="0.46809in" draw:id="id99" draw:style-name="a419" draw:name="Connecteur droit 24">
          <svg:title/>
          <svg:desc/>
        </draw:connector>
        <draw:custom-shape svg:x="6.23034in" svg:y="0.18803in" svg:width="0.10881in" svg:height="0.11359in" draw:id="id100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95in" svg:y="1.18239in" svg:width="0.68134in" svg:height="0.26564in" draw:id="id70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1.31521in" draw:start-shape="id70" draw:start-glue-point="1" svg:x2="4.90331in" svg:y2="1.31515in" draw:end-shape="id64" draw:end-glue-point="3" draw:id="id101" draw:style-name="a426" draw:name="Connecteur droit 24">
          <svg:title/>
          <svg:desc/>
        </draw:connector>
        <draw:connector draw:type="line" svg:x1="4.62129in" svg:y1="1.31521in" draw:start-shape="id70" draw:start-glue-point="1" svg:x2="4.90497in" svg:y2="1.90751in" draw:end-shape="id77" draw:end-glue-point="3" draw:id="id102" draw:style-name="a427" draw:name="Connecteur droit 24">
          <svg:title/>
          <svg:desc/>
        </draw:connector>
        <draw:custom-shape svg:x="3.93995in" svg:y="4.38351in" svg:width="0.68134in" svg:height="0.26564in" draw:id="id103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4.51633in" draw:start-shape="id73" draw:start-glue-point="1" svg:x2="3.93995in" svg:y2="4.51633in" draw:end-shape="id103" draw:end-glue-point="3" draw:id="id104" draw:style-name="a431" draw:name="Connecteur droit 21">
          <svg:title/>
          <svg:desc/>
        </draw:connector>
        <draw:custom-shape svg:x="3.93995in" svg:y="5.86396in" svg:width="0.68134in" svg:height="0.26564in" draw:id="id105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4231in" svg:y1="4.55649in" draw:start-shape="id106" draw:start-glue-point="6" svg:x2="3.93995in" svg:y2="5.99678in" draw:end-shape="id105" draw:end-glue-point="3" draw:id="id107" draw:style-name="a435" draw:name="Connecteur droit 21">
          <svg:title/>
          <svg:desc/>
        </draw:connector>
        <draw:custom-shape svg:x="5.0242in" svg:y="4.37823in" svg:width="0.68134in" svg:height="0.26564in" draw:id="id108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3" draw:start-glue-point="1" svg:x2="5.0242in" svg:y2="4.51105in" draw:end-shape="id108" draw:end-glue-point="3" draw:id="id109" draw:style-name="a439" draw:name="Connecteur droit 21">
          <svg:title/>
          <svg:desc/>
        </draw:connector>
        <draw:custom-shape svg:x="5.01924in" svg:y="5.23505in" svg:width="0.68134in" svg:height="0.26564in" draw:id="id110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3" draw:start-glue-point="1" svg:x2="5.01924in" svg:y2="5.36787in" draw:end-shape="id110" draw:end-glue-point="3" draw:id="id111" draw:style-name="a443" draw:name="Connecteur droit 21">
          <svg:title/>
          <svg:desc/>
        </draw:connector>
        <draw:custom-shape svg:x="6.06644in" svg:y="5.86396in" svg:width="0.68134in" svg:height="0.26564in" draw:id="id112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5" draw:start-glue-point="1" svg:x2="6.06644in" svg:y2="5.99678in" draw:end-shape="id112" draw:end-glue-point="3" draw:id="id113" draw:style-name="a447" draw:name="Connecteur droit 21">
          <svg:title/>
          <svg:desc/>
        </draw:connector>
        <draw:custom-shape svg:x="3.92819in" svg:y="6.83547in" svg:width="0.75724in" svg:height="0.43909in" draw:id="id114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506in" svg:y1="7.05678in" draw:start-shape="id74" draw:start-glue-point="1" svg:x2="3.92819in" svg:y2="7.05501in" draw:end-shape="id114" draw:end-glue-point="3" draw:id="id115" draw:style-name="a453" draw:name="Connecteur droit 21">
          <svg:title/>
          <svg:desc/>
        </draw:connector>
        <draw:custom-shape svg:x="3.92415in" svg:y="7.42225in" svg:width="0.75724in" svg:height="0.476in" draw:id="id116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70948in" svg:y1="7.05378in" svg:x2="3.92415in" svg:y2="7.66025in" draw:end-shape="id116" draw:end-glue-point="3" draw:id="id117" draw:style-name="a459" draw:name="Connecteur droit 21">
          <svg:title/>
          <svg:desc/>
        </draw:connector>
        <draw:custom-shape svg:x="6.06644in" svg:y="6.92112in" svg:width="0.68134in" svg:height="0.26564in" draw:id="id118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7139in" svg:y="7.52636in" svg:width="0.67638in" svg:height="0.26564in" draw:id="id119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543in" svg:y1="7.05501in" draw:start-shape="id114" draw:start-glue-point="1" svg:x2="6.06644in" svg:y2="7.05394in" draw:end-shape="id118" draw:end-glue-point="3" draw:id="id120" draw:style-name="a466" draw:name="Connecteur droit 21">
          <svg:title/>
          <svg:desc/>
        </draw:connector>
        <draw:connector draw:type="line" svg:x1="4.68139in" svg:y1="7.66025in" draw:start-shape="id116" draw:start-glue-point="1" svg:x2="6.07139in" svg:y2="7.65918in" draw:end-shape="id119" draw:end-glue-point="3" draw:id="id121" draw:style-name="a467" draw:name="Connecteur droit 21">
          <svg:title/>
          <svg:desc/>
        </draw:connector>
        <draw:custom-shape svg:x="6.07139in" svg:y="8.07057in" svg:width="0.67638in" svg:height="0.26564in" draw:id="id122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139in" svg:y1="7.66025in" draw:start-shape="id116" draw:start-glue-point="1" svg:x2="6.07139in" svg:y2="8.20339in" draw:end-shape="id122" draw:end-glue-point="3" draw:id="id123" draw:style-name="a471" draw:name="Connecteur droit 21">
          <svg:title/>
          <svg:desc/>
        </draw:connector>
        <draw:connector draw:type="line" svg:x1="2.74939in" svg:y1="0.98671in" svg:x2="2.73512in" svg:y2="9.49522in" draw:id="id124" draw:style-name="a473" draw:name="Connecteur droit 98">
          <svg:title/>
          <svg:desc/>
        </draw:connector>
        <draw:frame draw:id="id125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6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5.77911in" svg:y1="1.15469in" svg:x2="5.75204in" svg:y2="9.81327in" draw:id="id127" draw:style-name="a481" draw:name="Connecteur droit 102">
          <svg:title/>
          <svg:desc/>
        </draw:connector>
        <draw:frame draw:id="id128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2.8681in" svg:y="8.54851in" svg:width="0.68134in" svg:height="0.35777in" draw:id="id95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2872in" svg:y1="8.72651in" svg:x2="2.8681in" svg:y2="8.7274in" draw:end-shape="id95" draw:end-glue-point="3" draw:id="id129" draw:style-name="a490" draw:name="Connecteur droit 21">
          <svg:title/>
          <svg:desc/>
        </draw:connector>
        <draw:custom-shape svg:x="6.05597in" svg:y="9.17303in" svg:width="0.68134in" svg:height="0.26564in" draw:id="id130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6.03773in" svg:y2="9.79444in" draw:end-shape="id131" draw:end-glue-point="3" draw:id="id132" draw:style-name="a496" draw:name="Connecteur droit 24">
          <svg:title/>
          <svg:desc/>
        </draw:connector>
        <draw:custom-shape svg:x="3.66451in" svg:y="7.00393in" svg:width="0.10881in" svg:height="0.11359in" draw:id="id133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408in" svg:y="1.0191in" svg:width="2.03718in" svg:height="0.51126in" draw:id="id134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5" draw:style-name="a506" draw:name="ZoneTexte 33" svg:x="5.98556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3.86808in" svg:y="2.25787in" svg:width="3.06746in" svg:height="1.75541in" draw:id="id136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7" draw:style-name="a513" draw:name="ZoneTexte 33" svg:x="6.15937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4.82526in" svg:y="1.62829in" svg:width="1.996in" svg:height="0.51126in" draw:id="id138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20" draw:name="ZoneTexte 33" svg:x="6.04509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3.86808in" svg:y="4.18133in" svg:width="3.06746in" svg:height="0.95624in" draw:id="id140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1" draw:style-name="a527" draw:name="ZoneTexte 33" svg:x="6.02417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3.8102in" svg:y="5.75243in" svg:width="3.06746in" svg:height="0.48085in" draw:id="id142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534" draw:name="ZoneTexte 33" svg:x="5.9663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3.86808in" svg:y="6.76064in" svg:width="3.06746in" svg:height="0.58684in" draw:id="id144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41" draw:name="ZoneTexte 33" svg:x="5.94957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5.87681in" svg:y="7.38081in" svg:width="1.04054in" svg:height="0.4906in" draw:id="id146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548" draw:name="ZoneTexte 33" svg:x="5.93138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5.87681in" svg:y="7.91302in" svg:width="1.04054in" svg:height="0.4906in" draw:id="id148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555" draw:name="ZoneTexte 33" svg:x="5.93138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5.87389in" svg:y="8.48734in" svg:width="1.04054in" svg:height="0.46419in" draw:id="id150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62" draw:name="ZoneTexte 33" svg:x="6.07139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5.86723in" svg:y="9.03102in" svg:width="1.04054in" svg:height="0.46419in" draw:id="id152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569" draw:name="ZoneTexte 33" svg:x="6.06473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6.04683in" svg:y="2.40881in" svg:width="0.68134in" svg:height="0.26564in" draw:id="id154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5597in" svg:y="2.7326in" svg:width="0.68134in" svg:height="0.26564in" draw:id="id155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6321in" svg:y="3.05129in" svg:width="0.68134in" svg:height="0.26564in" draw:id="id156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5652in" svg:y="2.49624in" svg:width="0.10881in" svg:height="0.11359in" draw:id="id157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1518in" svg:y1="3.49982in" svg:x2="6.0601in" svg:y2="3.50145in" draw:id="id158" draw:style-name="a582" draw:name="Connecteur droit 24">
          <svg:title/>
          <svg:desc/>
        </draw:connector>
        <draw:connector draw:type="line" svg:x1="5.94939in" svg:y1="2.59319in" draw:start-shape="id157" draw:start-glue-point="6" svg:x2="6.05597in" svg:y2="2.86542in" draw:end-shape="id155" draw:end-glue-point="3" draw:id="id159" draw:style-name="a583" draw:name="Connecteur droit 24">
          <svg:title/>
          <svg:desc/>
        </draw:connector>
        <draw:connector draw:type="line" svg:x1="5.91093in" svg:y1="2.60983in" draw:start-shape="id157" draw:start-glue-point="2" svg:x2="6.06321in" svg:y2="3.18411in" draw:end-shape="id156" draw:end-glue-point="3" draw:id="id160" draw:style-name="a584" draw:name="Connecteur droit 24">
          <svg:title/>
          <svg:desc/>
        </draw:connector>
        <draw:custom-shape svg:x="6.06473in" svg:y="6.3715in" svg:width="0.68134in" svg:height="0.26564in" draw:id="id161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5" draw:start-glue-point="1" svg:x2="6.06473in" svg:y2="6.50432in" draw:end-shape="id161" draw:end-glue-point="3" draw:id="id162" draw:style-name="a588" draw:name="Connecteur droit 21">
          <svg:title/>
          <svg:desc/>
        </draw:connector>
        <draw:custom-shape svg:x="5.91092in" svg:y="6.26861in" svg:width="0.97335in" svg:height="0.42258in" draw:id="id163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4" draw:style-name="a595" draw:name="ZoneTexte 33" svg:x="6.03773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3.54944in" svg:y="4.45954in" svg:width="0.10881in" svg:height="0.11359in" draw:id="id106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0554in" svg:y1="4.51105in" draw:start-shape="id108" draw:start-glue-point="1" svg:x2="6.07139in" svg:y2="4.51399in" draw:end-shape="id165" draw:end-glue-point="3" draw:id="id166" draw:style-name="a599" draw:name="Connecteur droit 21">
          <svg:title/>
          <svg:desc/>
        </draw:connector>
        <draw:custom-shape svg:x="6.07139in" svg:y="4.34242in" svg:width="0.68134in" svg:height="0.34315in" draw:id="id165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8109in" svg:y="4.71863in" svg:width="0.68134in" svg:height="0.29634in" draw:id="id167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6723in" svg:y1="4.51633in" svg:x2="5.86723in" svg:y2="4.8668in" draw:id="id168" draw:style-name="a606" draw:name="Connecteur droit 21">
          <svg:title/>
          <svg:desc/>
        </draw:connector>
        <draw:connector draw:type="line" svg:x1="5.86723in" svg:y1="4.8668in" svg:x2="6.08109in" svg:y2="4.8668in" draw:end-shape="id167" draw:end-glue-point="3" draw:id="id169" draw:style-name="a607" draw:name="Connecteur droit 21">
          <svg:title/>
          <svg:desc/>
        </draw:connector>
        <draw:custom-shape svg:x="6.03773in" svg:y="9.66162in" svg:width="0.68134in" svg:height="0.26564in" draw:id="id131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6.05597in" svg:y2="9.30585in" draw:end-shape="id130" draw:end-glue-point="3" draw:id="id170" draw:style-name="a611" draw:name="Connecteur droit 24">
          <svg:title/>
          <svg:desc/>
        </draw:connector>
        <draw:custom-shape svg:x="2.8681in" svg:y="10.13095in" svg:width="0.79015in" svg:height="0.49215in" draw:id="id171" draw:style-name="a614" draw:name="Rectangle à coins arrondis 22">
          <svg:title/>
          <svg:desc/>
          <text:p text:style-name="a613" text:class-names="" text:cond-style-name=""><text:span text:style-name="a612" text:class-names="">TF5: Create interaction 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3656in" svg:y1="10.37703in" svg:x2="2.8681in" svg:y2="10.37703in" draw:end-shape="id171" draw:end-glue-point="3" draw:id="id172" draw:style-name="a615" draw:name="Connecteur droit 21">
          <svg:title/>
          <svg:desc/>
        </draw:connector>
        <draw:custom-shape svg:x="1.45709in" svg:y="11.23808in" svg:width="0.79015in" svg:height="0.32192in" draw:id="id173" draw:style-name="a619" draw:name="Rectangle à coins arrondis 22">
          <svg:title/>
          <svg:desc/>
          <text:p text:style-name="a618" text:class-names="" text:cond-style-name=""><text:span text:style-name="a616" text:class-names="">Freeze drying</text:span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709in" svg:y2="11.39904in" draw:end-shape="id173" draw:end-glue-point="3" draw:id="id174" draw:style-name="a620" draw:name="Connecteur droit 21">
          <svg:title/>
          <svg:desc/>
        </draw:connector>
        <draw:custom-shape svg:x="1.45689in" svg:y="1.13184in" svg:width="0.79015in" svg:height="0.374in" draw:id="id67" draw:style-name="a624" draw:name="Rectangle à coins arrondis 22">
          <svg:title/>
          <svg:desc/>
          <text:p text:style-name="a623" text:class-names="" text:cond-style-name=""><text:span text:style-name="a621" text:class-names="">Drying by temperature elevation</text:span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689in" svg:y2="1.31884in" draw:end-shape="id67" draw:end-glue-point="3" draw:id="id175" draw:style-name="a625" draw:name="Connecteur droit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39" svg:viewBox="0 0 20 30" svg:d="m10 0-10 30h20z"/>
    <draw:marker draw:name="a644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11/2017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/11/2017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11/2017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/11/2017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/11/2017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/11/2017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/11/2017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/11/2017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/11/2017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3/11/2017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3/11/2017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3/11/2017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13T09:41:15Z</dc:date>
    <meta:template xlink:href="Office%20Theme" xlink:type="simple"/>
    <meta:editing-cycles>20</meta:editing-cycles>
    <meta:editing-duration>PT330632S</meta:editing-duration>
    <meta:document-statistic meta:paragraph-count="61" meta:word-count="191"/>
  </office:meta>
</office:document-meta>
</file>